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P1" style:family="paragraph" style:parent-style-name="Heading" style:master-page-name="MP0">
      <style:paragraph-properties style:page-number="auto" fo:break-before="page"/>
    </style:style>
    <style:style style:name="T1" style:family="text">
      <style:text-properties fo:color="#9cdcfe"/>
    </style:style>
    <style:style style:name="T2" style:family="text">
      <style:text-properties fo:color="#ce9178"/>
    </style:style>
    <style:style style:name="T3" style:family="text">
      <style:text-properties fo:color="#808080"/>
    </style:style>
    <style:style style:name="T4" style:family="text">
      <style:text-properties fo:color="#569c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gular</text:p>
      <text:p text:style-name="Standard">refactoring</text:p>
      <text:p text:style-name="Standard">Divise l'affichage des detail et la liste</text:p>
      <text:p text:style-name="Standard"/>
      <text:p text:style-name="Standard">dans le .ts des details</text:p>
      <text:p text:style-name="Standard">import { Component, OnInit, Input } from '@angular/core';</text:p>
      <text:p text:style-name="Standard">import { Hero } from '../hero';</text:p>
      <text:p text:style-name="Standard">@Input() hero: Hero;</text:p>
      <text:p text:style-name="Standard">import le input effectué dans héro pour le mettre dans le "hero"</text:p>
      <text:p text:style-name="Standard"/>
      <text:p text:style-name="Standard">dans le template de la liste</text:p>
      <text:p text:style-name="Standard">&lt;app-hero-detail [hero]="selectedHero"&gt;&lt;/app-hero-detail&gt;</text:p>
      <text:p text:style-name="Standard">lie la propriété héro (hero-detail) au hero sélectionné (herocompone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cm" loext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re_20_1_20_Car" style:display-name="Titre 1 Car" style:family="text" style:parent-style-name="Police_20_par_20_défau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dc:title/>
    <dc:description/>
    <dc:subject/>
    <meta:initial-creator>Stephane Goodwin</meta:initial-creator>
    <meta:creation-date>2019-10-16T10:09:00Z</meta:creation-date>
    <dc:date>2019-11-27T12:21:06.462000000</dc:date>
    <meta:editing-cycles>10</meta:editing-cycles>
    <meta:editing-duration>PT18M40S</meta:editing-duration>
    <meta:document-statistic meta:table-count="0" meta:image-count="0" meta:object-count="0" meta:page-count="1" meta:paragraph-count="11" meta:word-count="60" meta:character-count="410" meta:non-whitespace-character-count="361"/>
    <meta:template xlink:type="simple" xlink:actuate="onRequest" xlink:title="" xlink:href="951E1979.dotm"/>
  </office:meta>
</office:document-meta>
</file>